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44.77mm" svg:height="142.63mm" svg:x="121.43mm" svg:y="8.5m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4.77mm" svg:height="142.63mm" svg:x="122.81mm" svg:y="160.45mm">
            <draw:object draw:notify-on-update-of-ranges="Лист1.C1:Лист1.C150 Лист1.D1:Лист1.D1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96805" calcext:value-type="float">
            <text:p>5196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0569" calcext:value-type="float">
            <text:p>4120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676" calcext:value-type="float">
            <text:p>422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078" calcext:value-type="float">
            <text:p>780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43" calcext:value-type="float">
            <text:p>48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14" calcext:value-type="float">
            <text:p>420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876" calcext:value-type="float">
            <text:p>658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261" calcext:value-type="float">
            <text:p>722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622" calcext:value-type="float">
            <text:p>516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649" calcext:value-type="float">
            <text:p>566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22" calcext:value-type="float">
            <text:p>588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082" calcext:value-type="float">
            <text:p>61082</text:p>
          </table:table-cell>
          <table:table-cell office:value-type="float" office:value="11" calcext:value-type="float">
            <text:p>11</text:p>
          </table:table-cell>
          <table:table-cell office:value-type="float" office:value="892646" calcext:value-type="float">
            <text:p>8926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524" calcext:value-type="float">
            <text:p>60524</text:p>
          </table:table-cell>
          <table:table-cell office:value-type="float" office:value="12" calcext:value-type="float">
            <text:p>12</text:p>
          </table:table-cell>
          <table:table-cell office:value-type="float" office:value="9193174" calcext:value-type="float">
            <text:p>91931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942" calcext:value-type="float">
            <text:p>62942</text:p>
          </table:table-cell>
          <table:table-cell office:value-type="float" office:value="13" calcext:value-type="float">
            <text:p>13</text:p>
          </table:table-cell>
          <table:table-cell office:value-type="float" office:value="87252" calcext:value-type="float">
            <text:p>872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086" calcext:value-type="float">
            <text:p>56086</text:p>
          </table:table-cell>
          <table:table-cell office:value-type="float" office:value="14" calcext:value-type="float">
            <text:p>14</text:p>
          </table:table-cell>
          <table:table-cell office:value-type="float" office:value="131826" calcext:value-type="float">
            <text:p>131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087" calcext:value-type="float">
            <text:p>67087</text:p>
          </table:table-cell>
          <table:table-cell office:value-type="float" office:value="15" calcext:value-type="float">
            <text:p>15</text:p>
          </table:table-cell>
          <table:table-cell office:value-type="float" office:value="40248" calcext:value-type="float">
            <text:p>40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177" calcext:value-type="float">
            <text:p>64177</text:p>
          </table:table-cell>
          <table:table-cell office:value-type="float" office:value="16" calcext:value-type="float">
            <text:p>16</text:p>
          </table:table-cell>
          <table:table-cell office:value-type="float" office:value="44441" calcext:value-type="float">
            <text:p>444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387" calcext:value-type="float">
            <text:p>77387</text:p>
          </table:table-cell>
          <table:table-cell office:value-type="float" office:value="17" calcext:value-type="float">
            <text:p>17</text:p>
          </table:table-cell>
          <table:table-cell office:value-type="float" office:value="54669" calcext:value-type="float">
            <text:p>546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129" calcext:value-type="float">
            <text:p>73129</text:p>
          </table:table-cell>
          <table:table-cell office:value-type="float" office:value="18" calcext:value-type="float">
            <text:p>18</text:p>
          </table:table-cell>
          <table:table-cell office:value-type="float" office:value="49382" calcext:value-type="float">
            <text:p>493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045" calcext:value-type="float">
            <text:p>86045</text:p>
          </table:table-cell>
          <table:table-cell office:value-type="float" office:value="19" calcext:value-type="float">
            <text:p>19</text:p>
          </table:table-cell>
          <table:table-cell office:value-type="float" office:value="50042" calcext:value-type="float">
            <text:p>50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773" calcext:value-type="float">
            <text:p>93773</text:p>
          </table:table-cell>
          <table:table-cell office:value-type="float" office:value="20" calcext:value-type="float">
            <text:p>20</text:p>
          </table:table-cell>
          <table:table-cell office:value-type="float" office:value="27756" calcext:value-type="float">
            <text:p>277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210" calcext:value-type="float">
            <text:p>106210</text:p>
          </table:table-cell>
          <table:table-cell office:value-type="float" office:value="21" calcext:value-type="float">
            <text:p>21</text:p>
          </table:table-cell>
          <table:table-cell office:value-type="float" office:value="39796" calcext:value-type="float">
            <text:p>397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500" calcext:value-type="float">
            <text:p>98500</text:p>
          </table:table-cell>
          <table:table-cell office:value-type="float" office:value="22" calcext:value-type="float">
            <text:p>22</text:p>
          </table:table-cell>
          <table:table-cell office:value-type="float" office:value="86285" calcext:value-type="float">
            <text:p>862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687" calcext:value-type="float">
            <text:p>116687</text:p>
          </table:table-cell>
          <table:table-cell office:value-type="float" office:value="23" calcext:value-type="float">
            <text:p>23</text:p>
          </table:table-cell>
          <table:table-cell office:value-type="float" office:value="283035" calcext:value-type="float">
            <text:p>283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559" calcext:value-type="float">
            <text:p>101559</text:p>
          </table:table-cell>
          <table:table-cell office:value-type="float" office:value="24" calcext:value-type="float">
            <text:p>24</text:p>
          </table:table-cell>
          <table:table-cell office:value-type="float" office:value="48524" calcext:value-type="float">
            <text:p>485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23" calcext:value-type="float">
            <text:p>144323</text:p>
          </table:table-cell>
          <table:table-cell office:value-type="float" office:value="25" calcext:value-type="float">
            <text:p>25</text:p>
          </table:table-cell>
          <table:table-cell office:value-type="float" office:value="48649" calcext:value-type="float">
            <text:p>486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4470" calcext:value-type="float">
            <text:p>124470</text:p>
          </table:table-cell>
          <table:table-cell office:value-type="float" office:value="26" calcext:value-type="float">
            <text:p>26</text:p>
          </table:table-cell>
          <table:table-cell office:value-type="float" office:value="43233" calcext:value-type="float">
            <text:p>432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3618" calcext:value-type="float">
            <text:p>163618</text:p>
          </table:table-cell>
          <table:table-cell office:value-type="float" office:value="27" calcext:value-type="float">
            <text:p>27</text:p>
          </table:table-cell>
          <table:table-cell office:value-type="float" office:value="44517" calcext:value-type="float">
            <text:p>445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3437" calcext:value-type="float">
            <text:p>133437</text:p>
          </table:table-cell>
          <table:table-cell office:value-type="float" office:value="28" calcext:value-type="float">
            <text:p>28</text:p>
          </table:table-cell>
          <table:table-cell office:value-type="float" office:value="46897" calcext:value-type="float">
            <text:p>468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148" calcext:value-type="float">
            <text:p>145148</text:p>
          </table:table-cell>
          <table:table-cell office:value-type="float" office:value="29" calcext:value-type="float">
            <text:p>29</text:p>
          </table:table-cell>
          <table:table-cell office:value-type="float" office:value="99845" calcext:value-type="float">
            <text:p>998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85" calcext:value-type="float">
            <text:p>145685</text:p>
          </table:table-cell>
          <table:table-cell office:value-type="float" office:value="30" calcext:value-type="float">
            <text:p>30</text:p>
          </table:table-cell>
          <table:table-cell office:value-type="float" office:value="413358" calcext:value-type="float">
            <text:p>4133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975" calcext:value-type="float">
            <text:p>158975</text:p>
          </table:table-cell>
          <table:table-cell office:value-type="float" office:value="31" calcext:value-type="float">
            <text:p>31</text:p>
          </table:table-cell>
          <table:table-cell office:value-type="float" office:value="72939" calcext:value-type="float">
            <text:p>729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907" calcext:value-type="float">
            <text:p>147907</text:p>
          </table:table-cell>
          <table:table-cell office:value-type="float" office:value="32" calcext:value-type="float">
            <text:p>32</text:p>
          </table:table-cell>
          <table:table-cell office:value-type="float" office:value="83207" calcext:value-type="float">
            <text:p>832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4980" calcext:value-type="float">
            <text:p>164980</text:p>
          </table:table-cell>
          <table:table-cell office:value-type="float" office:value="33" calcext:value-type="float">
            <text:p>33</text:p>
          </table:table-cell>
          <table:table-cell office:value-type="float" office:value="96177" calcext:value-type="float">
            <text:p>961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691" calcext:value-type="float">
            <text:p>150691</text:p>
          </table:table-cell>
          <table:table-cell office:value-type="float" office:value="34" calcext:value-type="float">
            <text:p>34</text:p>
          </table:table-cell>
          <table:table-cell office:value-type="float" office:value="97964" calcext:value-type="float">
            <text:p>979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0573" calcext:value-type="float">
            <text:p>170573</text:p>
          </table:table-cell>
          <table:table-cell office:value-type="float" office:value="35" calcext:value-type="float">
            <text:p>35</text:p>
          </table:table-cell>
          <table:table-cell office:value-type="float" office:value="111221" calcext:value-type="float">
            <text:p>1112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9126" calcext:value-type="float">
            <text:p>159126</text:p>
          </table:table-cell>
          <table:table-cell office:value-type="float" office:value="36" calcext:value-type="float">
            <text:p>36</text:p>
          </table:table-cell>
          <table:table-cell office:value-type="float" office:value="112938" calcext:value-type="float">
            <text:p>1129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2962" calcext:value-type="float">
            <text:p>172962</text:p>
          </table:table-cell>
          <table:table-cell office:value-type="float" office:value="37" calcext:value-type="float">
            <text:p>37</text:p>
          </table:table-cell>
          <table:table-cell office:value-type="float" office:value="125963" calcext:value-type="float">
            <text:p>1259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9117" calcext:value-type="float">
            <text:p>159117</text:p>
          </table:table-cell>
          <table:table-cell office:value-type="float" office:value="38" calcext:value-type="float">
            <text:p>38</text:p>
          </table:table-cell>
          <table:table-cell office:value-type="float" office:value="146603" calcext:value-type="float">
            <text:p>1466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148" calcext:value-type="float">
            <text:p>163148</text:p>
          </table:table-cell>
          <table:table-cell office:value-type="float" office:value="39" calcext:value-type="float">
            <text:p>39</text:p>
          </table:table-cell>
          <table:table-cell office:value-type="float" office:value="161972" calcext:value-type="float">
            <text:p>1619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5355" calcext:value-type="float">
            <text:p>175355</text:p>
          </table:table-cell>
          <table:table-cell office:value-type="float" office:value="40" calcext:value-type="float">
            <text:p>40</text:p>
          </table:table-cell>
          <table:table-cell office:value-type="float" office:value="172524" calcext:value-type="float">
            <text:p>1725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9183" calcext:value-type="float">
            <text:p>179183</text:p>
          </table:table-cell>
          <table:table-cell office:value-type="float" office:value="41" calcext:value-type="float">
            <text:p>41</text:p>
          </table:table-cell>
          <table:table-cell office:value-type="float" office:value="198461" calcext:value-type="float">
            <text:p>198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3313" calcext:value-type="float">
            <text:p>163313</text:p>
          </table:table-cell>
          <table:table-cell office:value-type="float" office:value="42" calcext:value-type="float">
            <text:p>42</text:p>
          </table:table-cell>
          <table:table-cell office:value-type="float" office:value="179335" calcext:value-type="float">
            <text:p>1793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8439" calcext:value-type="float">
            <text:p>178439</text:p>
          </table:table-cell>
          <table:table-cell office:value-type="float" office:value="43" calcext:value-type="float">
            <text:p>43</text:p>
          </table:table-cell>
          <table:table-cell office:value-type="float" office:value="182376" calcext:value-type="float">
            <text:p>1823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4567" calcext:value-type="float">
            <text:p>164567</text:p>
          </table:table-cell>
          <table:table-cell office:value-type="float" office:value="44" calcext:value-type="float">
            <text:p>44</text:p>
          </table:table-cell>
          <table:table-cell office:value-type="float" office:value="184868" calcext:value-type="float">
            <text:p>1848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1909" calcext:value-type="float">
            <text:p>181909</text:p>
          </table:table-cell>
          <table:table-cell office:value-type="float" office:value="45" calcext:value-type="float">
            <text:p>45</text:p>
          </table:table-cell>
          <table:table-cell office:value-type="float" office:value="180653" calcext:value-type="float">
            <text:p>180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2310" calcext:value-type="float">
            <text:p>192310</text:p>
          </table:table-cell>
          <table:table-cell office:value-type="float" office:value="46" calcext:value-type="float">
            <text:p>46</text:p>
          </table:table-cell>
          <table:table-cell office:value-type="float" office:value="181274" calcext:value-type="float">
            <text:p>1812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6991" calcext:value-type="float">
            <text:p>176991</text:p>
          </table:table-cell>
          <table:table-cell office:value-type="float" office:value="47" calcext:value-type="float">
            <text:p>47</text:p>
          </table:table-cell>
          <table:table-cell office:value-type="float" office:value="185890" calcext:value-type="float">
            <text:p>1858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8363" calcext:value-type="float">
            <text:p>168363</text:p>
          </table:table-cell>
          <table:table-cell office:value-type="float" office:value="48" calcext:value-type="float">
            <text:p>48</text:p>
          </table:table-cell>
          <table:table-cell office:value-type="float" office:value="194732" calcext:value-type="float">
            <text:p>1947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8104" calcext:value-type="float">
            <text:p>138104</text:p>
          </table:table-cell>
          <table:table-cell office:value-type="float" office:value="49" calcext:value-type="float">
            <text:p>49</text:p>
          </table:table-cell>
          <table:table-cell office:value-type="float" office:value="197507" calcext:value-type="float">
            <text:p>1975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7958" calcext:value-type="float">
            <text:p>207958</text:p>
          </table:table-cell>
          <table:table-cell office:value-type="float" office:value="50" calcext:value-type="float">
            <text:p>50</text:p>
          </table:table-cell>
          <table:table-cell office:value-type="float" office:value="194646" calcext:value-type="float">
            <text:p>1946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7099" calcext:value-type="float">
            <text:p>157099</text:p>
          </table:table-cell>
          <table:table-cell office:value-type="float" office:value="51" calcext:value-type="float">
            <text:p>51</text:p>
          </table:table-cell>
          <table:table-cell office:value-type="float" office:value="197829" calcext:value-type="float">
            <text:p>1978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4366" calcext:value-type="float">
            <text:p>174366</text:p>
          </table:table-cell>
          <table:table-cell office:value-type="float" office:value="52" calcext:value-type="float">
            <text:p>52</text:p>
          </table:table-cell>
          <table:table-cell office:value-type="float" office:value="194536" calcext:value-type="float">
            <text:p>194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1488" calcext:value-type="float">
            <text:p>151488</text:p>
          </table:table-cell>
          <table:table-cell office:value-type="float" office:value="53" calcext:value-type="float">
            <text:p>53</text:p>
          </table:table-cell>
          <table:table-cell office:value-type="float" office:value="197024" calcext:value-type="float">
            <text:p>1970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6550" calcext:value-type="float">
            <text:p>166550</text:p>
          </table:table-cell>
          <table:table-cell office:value-type="float" office:value="54" calcext:value-type="float">
            <text:p>54</text:p>
          </table:table-cell>
          <table:table-cell office:value-type="float" office:value="191747" calcext:value-type="float">
            <text:p>1917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6079" calcext:value-type="float">
            <text:p>146079</text:p>
          </table:table-cell>
          <table:table-cell office:value-type="float" office:value="55" calcext:value-type="float">
            <text:p>55</text:p>
          </table:table-cell>
          <table:table-cell office:value-type="float" office:value="199572" calcext:value-type="float">
            <text:p>1995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6309" calcext:value-type="float">
            <text:p>166309</text:p>
          </table:table-cell>
          <table:table-cell office:value-type="float" office:value="56" calcext:value-type="float">
            <text:p>56</text:p>
          </table:table-cell>
          <table:table-cell office:value-type="float" office:value="195414" calcext:value-type="float">
            <text:p>1954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7168" calcext:value-type="float">
            <text:p>147168</text:p>
          </table:table-cell>
          <table:table-cell office:value-type="float" office:value="57" calcext:value-type="float">
            <text:p>57</text:p>
          </table:table-cell>
          <table:table-cell office:value-type="float" office:value="201950" calcext:value-type="float">
            <text:p>2019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559" calcext:value-type="float">
            <text:p>158559</text:p>
          </table:table-cell>
          <table:table-cell office:value-type="float" office:value="58" calcext:value-type="float">
            <text:p>58</text:p>
          </table:table-cell>
          <table:table-cell office:value-type="float" office:value="200760" calcext:value-type="float">
            <text:p>2007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5013" calcext:value-type="float">
            <text:p>125013</text:p>
          </table:table-cell>
          <table:table-cell office:value-type="float" office:value="59" calcext:value-type="float">
            <text:p>59</text:p>
          </table:table-cell>
          <table:table-cell office:value-type="float" office:value="202277" calcext:value-type="float">
            <text:p>2022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7866" calcext:value-type="float">
            <text:p>167866</text:p>
          </table:table-cell>
          <table:table-cell office:value-type="float" office:value="60" calcext:value-type="float">
            <text:p>60</text:p>
          </table:table-cell>
          <table:table-cell office:value-type="float" office:value="202158" calcext:value-type="float">
            <text:p>2021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6731" calcext:value-type="float">
            <text:p>136731</text:p>
          </table:table-cell>
          <table:table-cell office:value-type="float" office:value="61" calcext:value-type="float">
            <text:p>61</text:p>
          </table:table-cell>
          <table:table-cell office:value-type="float" office:value="203516" calcext:value-type="float">
            <text:p>2035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592" calcext:value-type="float">
            <text:p>150592</text:p>
          </table:table-cell>
          <table:table-cell office:value-type="float" office:value="62" calcext:value-type="float">
            <text:p>62</text:p>
          </table:table-cell>
          <table:table-cell office:value-type="float" office:value="206306" calcext:value-type="float">
            <text:p>2063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4785" calcext:value-type="float">
            <text:p>134785</text:p>
          </table:table-cell>
          <table:table-cell office:value-type="float" office:value="63" calcext:value-type="float">
            <text:p>63</text:p>
          </table:table-cell>
          <table:table-cell office:value-type="float" office:value="202659" calcext:value-type="float">
            <text:p>2026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299" calcext:value-type="float">
            <text:p>150299</text:p>
          </table:table-cell>
          <table:table-cell office:value-type="float" office:value="64" calcext:value-type="float">
            <text:p>64</text:p>
          </table:table-cell>
          <table:table-cell office:value-type="float" office:value="202366" calcext:value-type="float">
            <text:p>2023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135" calcext:value-type="float">
            <text:p>165135</text:p>
          </table:table-cell>
          <table:table-cell office:value-type="float" office:value="65" calcext:value-type="float">
            <text:p>65</text:p>
          </table:table-cell>
          <table:table-cell office:value-type="float" office:value="204670" calcext:value-type="float">
            <text:p>2046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4705" calcext:value-type="float">
            <text:p>154705</text:p>
          </table:table-cell>
          <table:table-cell office:value-type="float" office:value="66" calcext:value-type="float">
            <text:p>66</text:p>
          </table:table-cell>
          <table:table-cell office:value-type="float" office:value="201230" calcext:value-type="float">
            <text:p>2012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3487" calcext:value-type="float">
            <text:p>143487</text:p>
          </table:table-cell>
          <table:table-cell office:value-type="float" office:value="67" calcext:value-type="float">
            <text:p>67</text:p>
          </table:table-cell>
          <table:table-cell office:value-type="float" office:value="203285" calcext:value-type="float">
            <text:p>2032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3102" calcext:value-type="float">
            <text:p>203102</text:p>
          </table:table-cell>
          <table:table-cell office:value-type="float" office:value="68" calcext:value-type="float">
            <text:p>68</text:p>
          </table:table-cell>
          <table:table-cell office:value-type="float" office:value="201658" calcext:value-type="float">
            <text:p>2016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3905" calcext:value-type="float">
            <text:p>143905</text:p>
          </table:table-cell>
          <table:table-cell office:value-type="float" office:value="69" calcext:value-type="float">
            <text:p>69</text:p>
          </table:table-cell>
          <table:table-cell office:value-type="float" office:value="202201" calcext:value-type="float">
            <text:p>2022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8409" calcext:value-type="float">
            <text:p>208409</text:p>
          </table:table-cell>
          <table:table-cell office:value-type="float" office:value="70" calcext:value-type="float">
            <text:p>70</text:p>
          </table:table-cell>
          <table:table-cell office:value-type="float" office:value="201869" calcext:value-type="float">
            <text:p>2018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8405" calcext:value-type="float">
            <text:p>148405</text:p>
          </table:table-cell>
          <table:table-cell office:value-type="float" office:value="71" calcext:value-type="float">
            <text:p>71</text:p>
          </table:table-cell>
          <table:table-cell office:value-type="float" office:value="202044" calcext:value-type="float">
            <text:p>2020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3370" calcext:value-type="float">
            <text:p>213370</text:p>
          </table:table-cell>
          <table:table-cell office:value-type="float" office:value="72" calcext:value-type="float">
            <text:p>72</text:p>
          </table:table-cell>
          <table:table-cell office:value-type="float" office:value="201419" calcext:value-type="float">
            <text:p>2014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3389" calcext:value-type="float">
            <text:p>213389</text:p>
          </table:table-cell>
          <table:table-cell office:value-type="float" office:value="73" calcext:value-type="float">
            <text:p>73</text:p>
          </table:table-cell>
          <table:table-cell office:value-type="float" office:value="204191" calcext:value-type="float">
            <text:p>2041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1050" calcext:value-type="float">
            <text:p>221050</text:p>
          </table:table-cell>
          <table:table-cell office:value-type="float" office:value="74" calcext:value-type="float">
            <text:p>74</text:p>
          </table:table-cell>
          <table:table-cell office:value-type="float" office:value="208484" calcext:value-type="float">
            <text:p>2084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9572" calcext:value-type="float">
            <text:p>309572</text:p>
          </table:table-cell>
          <table:table-cell office:value-type="float" office:value="75" calcext:value-type="float">
            <text:p>75</text:p>
          </table:table-cell>
          <table:table-cell office:value-type="float" office:value="207735" calcext:value-type="float">
            <text:p>2077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5694" calcext:value-type="float">
            <text:p>245694</text:p>
          </table:table-cell>
          <table:table-cell office:value-type="float" office:value="76" calcext:value-type="float">
            <text:p>76</text:p>
          </table:table-cell>
          <table:table-cell office:value-type="float" office:value="199213" calcext:value-type="float">
            <text:p>1992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3601" calcext:value-type="float">
            <text:p>333601</text:p>
          </table:table-cell>
          <table:table-cell office:value-type="float" office:value="77" calcext:value-type="float">
            <text:p>77</text:p>
          </table:table-cell>
          <table:table-cell office:value-type="float" office:value="200442" calcext:value-type="float">
            <text:p>2004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4460" calcext:value-type="float">
            <text:p>354460</text:p>
          </table:table-cell>
          <table:table-cell office:value-type="float" office:value="78" calcext:value-type="float">
            <text:p>78</text:p>
          </table:table-cell>
          <table:table-cell office:value-type="float" office:value="195925" calcext:value-type="float">
            <text:p>1959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2455" calcext:value-type="float">
            <text:p>352455</text:p>
          </table:table-cell>
          <table:table-cell office:value-type="float" office:value="79" calcext:value-type="float">
            <text:p>79</text:p>
          </table:table-cell>
          <table:table-cell office:value-type="float" office:value="199792" calcext:value-type="float">
            <text:p>1997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180" calcext:value-type="float">
            <text:p>500180</text:p>
          </table:table-cell>
          <table:table-cell office:value-type="float" office:value="80" calcext:value-type="float">
            <text:p>80</text:p>
          </table:table-cell>
          <table:table-cell office:value-type="float" office:value="193889" calcext:value-type="float">
            <text:p>1938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5126" calcext:value-type="float">
            <text:p>525126</text:p>
          </table:table-cell>
          <table:table-cell office:value-type="float" office:value="81" calcext:value-type="float">
            <text:p>81</text:p>
          </table:table-cell>
          <table:table-cell office:value-type="float" office:value="196120" calcext:value-type="float">
            <text:p>1961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4789" calcext:value-type="float">
            <text:p>684789</text:p>
          </table:table-cell>
          <table:table-cell office:value-type="float" office:value="82" calcext:value-type="float">
            <text:p>82</text:p>
          </table:table-cell>
          <table:table-cell office:value-type="float" office:value="191893" calcext:value-type="float">
            <text:p>1918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6619" calcext:value-type="float">
            <text:p>696619</text:p>
          </table:table-cell>
          <table:table-cell office:value-type="float" office:value="83" calcext:value-type="float">
            <text:p>83</text:p>
          </table:table-cell>
          <table:table-cell office:value-type="float" office:value="190518" calcext:value-type="float">
            <text:p>1905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5479" calcext:value-type="float">
            <text:p>825479</text:p>
          </table:table-cell>
          <table:table-cell office:value-type="float" office:value="84" calcext:value-type="float">
            <text:p>84</text:p>
          </table:table-cell>
          <table:table-cell office:value-type="float" office:value="187723" calcext:value-type="float">
            <text:p>1877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8086" calcext:value-type="float">
            <text:p>798086</text:p>
          </table:table-cell>
          <table:table-cell office:value-type="float" office:value="85" calcext:value-type="float">
            <text:p>85</text:p>
          </table:table-cell>
          <table:table-cell office:value-type="float" office:value="185400" calcext:value-type="float">
            <text:p>1854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2191" calcext:value-type="float">
            <text:p>992191</text:p>
          </table:table-cell>
          <table:table-cell office:value-type="float" office:value="86" calcext:value-type="float">
            <text:p>86</text:p>
          </table:table-cell>
          <table:table-cell office:value-type="float" office:value="181973" calcext:value-type="float">
            <text:p>1819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7799" calcext:value-type="float">
            <text:p>987799</text:p>
          </table:table-cell>
          <table:table-cell office:value-type="float" office:value="87" calcext:value-type="float">
            <text:p>87</text:p>
          </table:table-cell>
          <table:table-cell office:value-type="float" office:value="180518" calcext:value-type="float">
            <text:p>1805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8805" calcext:value-type="float">
            <text:p>978805</text:p>
          </table:table-cell>
          <table:table-cell office:value-type="float" office:value="88" calcext:value-type="float">
            <text:p>88</text:p>
          </table:table-cell>
          <table:table-cell office:value-type="float" office:value="177098" calcext:value-type="float">
            <text:p>1770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8971" calcext:value-type="float">
            <text:p>818971</text:p>
          </table:table-cell>
          <table:table-cell office:value-type="float" office:value="89" calcext:value-type="float">
            <text:p>89</text:p>
          </table:table-cell>
          <table:table-cell office:value-type="float" office:value="175849" calcext:value-type="float">
            <text:p>1758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2987" calcext:value-type="float">
            <text:p>532987</text:p>
          </table:table-cell>
          <table:table-cell office:value-type="float" office:value="90" calcext:value-type="float">
            <text:p>90</text:p>
          </table:table-cell>
          <table:table-cell office:value-type="float" office:value="170472" calcext:value-type="float">
            <text:p>1704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498" calcext:value-type="float">
            <text:p>56498</text:p>
          </table:table-cell>
          <table:table-cell office:value-type="float" office:value="91" calcext:value-type="float">
            <text:p>91</text:p>
          </table:table-cell>
          <table:table-cell office:value-type="float" office:value="169165" calcext:value-type="float">
            <text:p>1691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5224" calcext:value-type="float">
            <text:p>1652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3348" calcext:value-type="float">
            <text:p>1633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1219" calcext:value-type="float">
            <text:p>1612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9406" calcext:value-type="float">
            <text:p>1594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6184" calcext:value-type="float">
            <text:p>1561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4862" calcext:value-type="float">
            <text:p>1548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1005" calcext:value-type="float">
            <text:p>1510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9725" calcext:value-type="float">
            <text:p>14972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6037" calcext:value-type="float">
            <text:p>146037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44548" calcext:value-type="float">
            <text:p>144548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41666" calcext:value-type="float">
            <text:p>141666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39317" calcext:value-type="float">
            <text:p>139317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36446" calcext:value-type="float">
            <text:p>136446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34947" calcext:value-type="float">
            <text:p>134947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30629" calcext:value-type="float">
            <text:p>130629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8244" calcext:value-type="float">
            <text:p>128244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24215" calcext:value-type="float">
            <text:p>124215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21999" calcext:value-type="float">
            <text:p>121999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8482" calcext:value-type="float">
            <text:p>118482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19047" calcext:value-type="float">
            <text:p>119047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14786" calcext:value-type="float">
            <text:p>114786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3095" calcext:value-type="float">
            <text:p>113095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10520" calcext:value-type="float">
            <text:p>110520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05784" calcext:value-type="float">
            <text:p>105784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4033" calcext:value-type="float">
            <text:p>104033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01462" calcext:value-type="float">
            <text:p>101462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98641" calcext:value-type="float">
            <text:p>98641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95614" calcext:value-type="float">
            <text:p>95614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0332" calcext:value-type="float">
            <text:p>90332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87319" calcext:value-type="float">
            <text:p>87319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83592" calcext:value-type="float">
            <text:p>83592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80321" calcext:value-type="float">
            <text:p>80321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78331" calcext:value-type="float">
            <text:p>78331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74679" calcext:value-type="float">
            <text:p>74679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73067" calcext:value-type="float">
            <text:p>73067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71153" calcext:value-type="float">
            <text:p>71153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67216" calcext:value-type="float">
            <text:p>67216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66901" calcext:value-type="float">
            <text:p>66901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64523" calcext:value-type="float">
            <text:p>64523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60983" calcext:value-type="float">
            <text:p>60983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59460" calcext:value-type="float">
            <text:p>59460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58505" calcext:value-type="float">
            <text:p>5850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57077" calcext:value-type="float">
            <text:p>57077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53443" calcext:value-type="float">
            <text:p>53443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83205" calcext:value-type="float">
            <text:p>83205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55516" calcext:value-type="float">
            <text:p>55516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7903" calcext:value-type="float">
            <text:p>47903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44684" calcext:value-type="float">
            <text:p>44684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45274" calcext:value-type="float">
            <text:p>45274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45767" calcext:value-type="float">
            <text:p>45767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46058" calcext:value-type="float">
            <text:p>46058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45536" calcext:value-type="float">
            <text:p>45536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63231" calcext:value-type="float">
            <text:p>63231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9558" calcext:value-type="float">
            <text:p>9558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195783" calcext:value-type="float">
            <text:p>1195783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95444" calcext:value-type="float">
            <text:p>95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.00.0000</text:date>, <text:time style:data-style-name="N2" text:time-value="12:41:03.3763247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2:30:59.402329181</meta:creation-date>
    <dc:date>2019-07-31T14:27:14.848888398</dc:date>
    <meta:editing-duration>PT1H51M18S</meta:editing-duration>
    <meta:editing-cycles>2</meta:editing-cycles>
    <meta:generator>LibreOffice/6.2.5.2$Linux_X86_64 LibreOffice_project/20$Build-2</meta:generator>
    <meta:document-statistic meta:table-count="1" meta:cell-count="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78cm" svg:height="14.264cm" xlink:href=".." xlink:type="simple" chart:class="chart:line" chart:style-name="ch1">
        <chart:title svg:x="7.182cm" svg:y="0.421cm" chart:style-name="ch2">
          <text:p>Расположение палиндрома в обрезанных ридах</text:p>
        </chart:title>
        <chart:plot-area chart:style-name="ch3" table:cell-range-address="Лист1.A1:Лист1.B100" chart:data-source-has-labels="column" svg:x="0.489cm" svg:y="1.485cm" svg:width="23.5cm" svg:height="12.494cm">
          <chartooo:coordinate-region svg:x="2.036cm" svg:y="1.684cm" svg:width="21.813cm" svg:height="11.503cm"/>
          <chart:axis chart:dimension="x" chart:name="primary-x" chart:style-name="ch4" chartooo:axis-type="auto">
            <chartooo:date-scale/>
            <chart:categories table:cell-range-address="Лист1.A1:Лист1.A100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Лист1.B1:Лист1.B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1:Лист1.A100</svg:desc>
                </draw:g>
              </table:table-cell>
              <table:table-cell office:value-type="float" office:value="5196805">
                <text:p>5196805</text:p>
                <draw:g>
                  <svg:desc>Лист1.B1:Лист1.B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120569">
                <text:p>41205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22676">
                <text:p>4226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8078">
                <text:p>780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643">
                <text:p>486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014">
                <text:p>420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876">
                <text:p>658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2261">
                <text:p>722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622">
                <text:p>516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649">
                <text:p>566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822">
                <text:p>588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082">
                <text:p>61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524">
                <text:p>605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942">
                <text:p>62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6086">
                <text:p>560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7087">
                <text:p>670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177">
                <text:p>641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7387">
                <text:p>773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3129">
                <text:p>731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6045">
                <text:p>860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6210">
                <text:p>1062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8500">
                <text:p>985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6687">
                <text:p>1166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1559">
                <text:p>1015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4323">
                <text:p>1443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4470">
                <text:p>12447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3618">
                <text:p>1636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3437">
                <text:p>1334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45148">
                <text:p>1451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5685">
                <text:p>1456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8975">
                <text:p>1589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7907">
                <text:p>1479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64980">
                <text:p>16498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0691">
                <text:p>15069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0573">
                <text:p>1705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9126">
                <text:p>15912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2962">
                <text:p>1729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9117">
                <text:p>1591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63148">
                <text:p>1631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5355">
                <text:p>1753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9183">
                <text:p>17918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3313">
                <text:p>1633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8439">
                <text:p>17843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4567">
                <text:p>1645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1909">
                <text:p>18190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2310">
                <text:p>19231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6991">
                <text:p>17699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68363">
                <text:p>16836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8104">
                <text:p>1381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7958">
                <text:p>20795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7099">
                <text:p>1570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4366">
                <text:p>17436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51488">
                <text:p>15148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6550">
                <text:p>16655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6079">
                <text:p>14607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66309">
                <text:p>16630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7168">
                <text:p>1471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8559">
                <text:p>1585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5013">
                <text:p>1250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7866">
                <text:p>1678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36731">
                <text:p>1367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0592">
                <text:p>1505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34785">
                <text:p>1347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0299">
                <text:p>1502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5135">
                <text:p>16513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54705">
                <text:p>15470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3487">
                <text:p>1434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3102">
                <text:p>2031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43905">
                <text:p>1439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8409">
                <text:p>2084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48405">
                <text:p>1484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13370">
                <text:p>21337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3389">
                <text:p>21338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21050">
                <text:p>22105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09572">
                <text:p>30957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5694">
                <text:p>24569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33601">
                <text:p>33360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54460">
                <text:p>35446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52455">
                <text:p>3524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0180">
                <text:p>5001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25126">
                <text:p>52512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84789">
                <text:p>68478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96619">
                <text:p>6966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25479">
                <text:p>82547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98086">
                <text:p>79808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92191">
                <text:p>99219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87799">
                <text:p>98779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78805">
                <text:p>97880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18971">
                <text:p>8189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32987">
                <text:p>53298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6498">
                <text:p>5649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78cm" svg:height="14.264cm" xlink:href=".." xlink:type="simple" chart:class="chart:line" chart:style-name="ch1">
        <chart:title svg:x="5.501cm" svg:y="0.421cm" chart:style-name="ch2">
          <text:p>Расположение палиндрома в обрезанных ридах (буквы с конца)</text:p>
        </chart:title>
        <chart:plot-area chart:style-name="ch3" table:cell-range-address="Лист1.C1:Лист1.D150" chart:data-source-has-labels="column" svg:x="0.489cm" svg:y="1.485cm" svg:width="23.5cm" svg:height="12.494cm">
          <chartooo:coordinate-region svg:x="2.222cm" svg:y="1.606cm" svg:width="21.767cm" svg:height="11.37cm"/>
          <chart:axis chart:dimension="x" chart:name="primary-x" chart:style-name="ch4" chartooo:axis-type="auto">
            <chartooo:date-scale/>
            <chart:categories table:cell-range-address="Лист1.C1:Лист1.C150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Лист1.D1:Лист1.D150" chart:class="chart:line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C1:Лист1.C150</svg:desc>
                </draw:g>
              </table:table-cell>
              <table:table-cell office:value-type="float" office:value="0">
                <text:p>0</text:p>
                <draw:g>
                  <svg:desc>Лист1.D1:Лист1.D15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92646">
                <text:p>8926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93174">
                <text:p>91931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7252">
                <text:p>872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1826">
                <text:p>1318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248">
                <text:p>402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441">
                <text:p>444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4669">
                <text:p>546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382">
                <text:p>493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042">
                <text:p>500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756">
                <text:p>277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6285">
                <text:p>862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83035">
                <text:p>2830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8524">
                <text:p>485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649">
                <text:p>4864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3233">
                <text:p>432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4517">
                <text:p>445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6897">
                <text:p>468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9845">
                <text:p>998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3358">
                <text:p>41335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2939">
                <text:p>7293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3207">
                <text:p>832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6177">
                <text:p>9617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7964">
                <text:p>979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1221">
                <text:p>11122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2938">
                <text:p>1129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5963">
                <text:p>1259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6603">
                <text:p>1466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61972">
                <text:p>1619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2524">
                <text:p>1725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8461">
                <text:p>1984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9335">
                <text:p>1793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82376">
                <text:p>1823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84868">
                <text:p>18486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0653">
                <text:p>1806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1274">
                <text:p>1812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5890">
                <text:p>18589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94732">
                <text:p>1947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97507">
                <text:p>1975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646">
                <text:p>19464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97829">
                <text:p>19782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4536">
                <text:p>1945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97024">
                <text:p>1970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91747">
                <text:p>19174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99572">
                <text:p>1995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95414">
                <text:p>1954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01950">
                <text:p>20195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00760">
                <text:p>20076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02277">
                <text:p>2022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2158">
                <text:p>2021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03516">
                <text:p>20351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6306">
                <text:p>20630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02659">
                <text:p>2026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2366">
                <text:p>2023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04670">
                <text:p>20467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01230">
                <text:p>20123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03285">
                <text:p>20328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1658">
                <text:p>2016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02201">
                <text:p>2022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1869">
                <text:p>20186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02044">
                <text:p>2020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01419">
                <text:p>2014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4191">
                <text:p>2041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08484">
                <text:p>2084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07735">
                <text:p>20773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9213">
                <text:p>19921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0442">
                <text:p>20044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5925">
                <text:p>1959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9792">
                <text:p>1997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3889">
                <text:p>19388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96120">
                <text:p>19612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91893">
                <text:p>19189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90518">
                <text:p>19051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7723">
                <text:p>1877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5400">
                <text:p>1854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81973">
                <text:p>18197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80518">
                <text:p>18051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77098">
                <text:p>17709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75849">
                <text:p>1758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0472">
                <text:p>17047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69165">
                <text:p>16916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65224">
                <text:p>16522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63348">
                <text:p>16334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61219">
                <text:p>16121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59406">
                <text:p>15940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56184">
                <text:p>15618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54862">
                <text:p>15486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51005">
                <text:p>15100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49725">
                <text:p>1497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6037">
                <text:p>14603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44548">
                <text:p>14454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41666">
                <text:p>14166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39317">
                <text:p>13931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36446">
                <text:p>13644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34947">
                <text:p>13494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0629">
                <text:p>13062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28244">
                <text:p>12824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4215">
                <text:p>12421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21999">
                <text:p>1219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8482">
                <text:p>11848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19047">
                <text:p>1190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4786">
                <text:p>11478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3095">
                <text:p>11309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0520">
                <text:p>11052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5784">
                <text:p>10578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4033">
                <text:p>10403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01462">
                <text:p>10146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8641">
                <text:p>986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95614">
                <text:p>956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3312">
                <text:p>9331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90332">
                <text:p>9033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7319">
                <text:p>8731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3592">
                <text:p>835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0321">
                <text:p>8032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8331">
                <text:p>7833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4679">
                <text:p>7467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3067">
                <text:p>730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1153">
                <text:p>7115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7216">
                <text:p>672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6901">
                <text:p>6690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64523">
                <text:p>645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60983">
                <text:p>6098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9460">
                <text:p>5946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58505">
                <text:p>5850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7077">
                <text:p>5707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53443">
                <text:p>5344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3205">
                <text:p>8320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5516">
                <text:p>5551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7903">
                <text:p>479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4684">
                <text:p>4468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5274">
                <text:p>4527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5767">
                <text:p>4576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6058">
                <text:p>4605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5536">
                <text:p>455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3231">
                <text:p>6323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95783">
                <text:p>119578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95444">
                <text:p>95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